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6100000F2900001089F258CB4A.svm"/>
  <manifest:file-entry manifest:media-type="" manifest:full-path="Pictures/2000024D0000295700001FB20C2DB75C.svm"/>
  <manifest:file-entry manifest:media-type="" manifest:full-path="Pictures/200000790000215900000634CF826E91.svm"/>
  <manifest:file-entry manifest:media-type="" manifest:full-path="Pictures/2000007300000BB700000F7A4F0FE1E2.svm"/>
  <manifest:file-entry manifest:media-type="" manifest:full-path="Pictures/2000007F00001B9000000DC8FCC17A45.svm"/>
  <manifest:file-entry manifest:media-type="" manifest:full-path="Pictures/200000610000139100000F296E692442.svm"/>
  <manifest:file-entry manifest:media-type="" manifest:full-path="Pictures/200000370000176D0000063447944C2B.svm"/>
  <manifest:file-entry manifest:media-type="" manifest:full-path="Pictures/2000008500001ABC00000DC80C508F07.svm"/>
  <manifest:file-entry manifest:media-type="" manifest:full-path="Pictures/200000D90000134B000014AC0B4B3C8C.svm"/>
  <manifest:file-entry manifest:media-type="" manifest:full-path="Pictures/2000012D0000134B000014AC2919BE2A.svm"/>
  <manifest:file-entry manifest:media-type="" manifest:full-path="Pictures/200000CD0000134B000014ACFF0B631C.svm"/>
  <manifest:file-entry manifest:media-type="" manifest:full-path="Pictures/20000073000011EA00000F7AE17F0B15.svm"/>
  <manifest:file-entry manifest:media-type="" manifest:full-path="Pictures/20000085000013FB00000FAC0B9347A2.svm"/>
  <manifest:file-entry manifest:media-type="" manifest:full-path="Pictures/200000430000139100000F295B60FD59.svm"/>
  <manifest:file-entry manifest:media-type="" manifest:full-path="Pictures/20000013000004D300000372F195FADA.svm"/>
  <manifest:file-entry manifest:media-type="" manifest:full-path="Pictures/200000AF000014AC00000F7A54C86ACB.svm"/>
  <manifest:file-entry manifest:media-type="" manifest:full-path="Pictures/200000490000176D00000DC82B28C708.svm"/>
  <manifest:file-entry manifest:media-type="" manifest:full-path="Pictures/200000E5000013FB000014AC2F9A4D62.svm"/>
  <manifest:file-entry manifest:media-type="" manifest:full-path="Pictures/2000008500001C40000009A52E1B8232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777b7c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fo:font-size="12pt" fo:font-style="normal" style:text-underline-style="none" fo:font-weight="normal" officeooo:rsid="00873b6d" officeooo:paragraph-rsid="0093280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fo:font-size="12pt" fo:font-style="normal" style:text-underline-style="none" fo:font-weight="normal" officeooo:rsid="00873b6d" officeooo:paragraph-rsid="00940a5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fo:font-size="12pt" fo:font-style="normal" style:text-underline-style="none" fo:font-weight="normal" officeooo:rsid="00873b6d" officeooo:paragraph-rsid="0094aec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text-position="0% 100%" fo:font-size="12pt" fo:font-style="normal" style:text-underline-style="none" fo:font-weight="normal" officeooo:rsid="00932806" officeooo:paragraph-rsid="0093280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4aec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55dd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6841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7ceb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90a0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9647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aa8c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af0a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cdb1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dcdf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f8f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3b6d" officeooo:paragraph-rsid="008abc2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3b6d" officeooo:paragraph-rsid="008cafd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3b6d" officeooo:paragraph-rsid="008d045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3b6d" officeooo:paragraph-rsid="008e5df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3b6d" officeooo:paragraph-rsid="008e6c3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3b6d" officeooo:paragraph-rsid="0091147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3b6d" officeooo:paragraph-rsid="0093280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8aa41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bc29" officeooo:paragraph-rsid="008abc2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bedf0" officeooo:paragraph-rsid="008bedf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cafd5" officeooo:paragraph-rsid="008cafd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d0450" officeooo:paragraph-rsid="008d045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e5dfd" officeooo:paragraph-rsid="008e5df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e6c32" officeooo:paragraph-rsid="008e6c3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11476" officeooo:paragraph-rsid="0091147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32806" officeooo:paragraph-rsid="0093280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873b6d" officeooo:paragraph-rsid="0094aec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94aec0" officeooo:paragraph-rsid="00968417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94aec0" officeooo:paragraph-rsid="009f8f6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cafd5" officeooo:paragraph-rsid="008cafd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e6c32" officeooo:paragraph-rsid="008e6c3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0" style:family="paragraph" style:parent-style-name="Standard">
      <style:text-properties style:use-window-font-color="true" style:text-position="0% 100%" fo:font-size="12pt" fo:font-style="normal" style:text-underline-style="none" fo:font-weight="normal" officeooo:rsid="0094aec0" officeooo:paragraph-rsid="0094aec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use-window-font-color="true" style:text-position="0% 100%" fo:font-size="12pt" fo:font-style="normal" style:text-underline-style="none" fo:font-weight="normal" officeooo:rsid="00955dde" officeooo:paragraph-rsid="0094aec0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use-window-font-color="true" style:text-position="0% 100%" fo:font-size="12pt" fo:font-style="normal" style:text-underline-style="none" fo:font-weight="normal" officeooo:rsid="00955dde" officeooo:paragraph-rsid="00955dde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use-window-font-color="true" style:text-position="0% 100%" fo:font-size="12pt" fo:font-style="normal" style:text-underline-style="none" fo:font-weight="normal" officeooo:rsid="00968417" officeooo:paragraph-rsid="0096841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use-window-font-color="true" style:text-position="0% 100%" fo:font-size="12pt" fo:font-style="normal" style:text-underline-style="none" fo:font-weight="normal" officeooo:rsid="0097ceb8" officeooo:paragraph-rsid="00968417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text-properties style:use-window-font-color="true" style:text-position="0% 100%" fo:font-size="12pt" fo:font-style="normal" style:text-underline-style="none" fo:font-weight="normal" officeooo:rsid="0097ceb8" officeooo:paragraph-rsid="0097ceb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use-window-font-color="true" style:text-position="0% 100%" fo:font-size="12pt" fo:font-style="normal" style:text-underline-style="none" fo:font-weight="normal" officeooo:rsid="0097ceb8" officeooo:paragraph-rsid="0099647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use-window-font-color="true" style:text-position="0% 100%" fo:font-size="12pt" fo:font-style="normal" style:text-underline-style="none" fo:font-weight="normal" officeooo:rsid="009aa8ce" officeooo:paragraph-rsid="009aa8ce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use-window-font-color="true" style:text-position="0% 100%" fo:font-size="12pt" fo:font-style="normal" style:text-underline-style="none" fo:font-weight="normal" officeooo:rsid="009aa8ce" officeooo:paragraph-rsid="009cdb1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use-window-font-color="true" style:text-position="0% 100%" fo:font-size="12pt" fo:font-style="normal" style:text-underline-style="none" fo:font-weight="normal" officeooo:rsid="009af0a7" officeooo:paragraph-rsid="009af0a7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use-window-font-color="true" style:text-position="0% 100%" fo:font-size="12pt" fo:font-style="normal" style:text-underline-style="none" fo:font-weight="normal" officeooo:rsid="009c72e0" officeooo:paragraph-rsid="009af0a7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use-window-font-color="true" style:text-position="0% 100%" fo:font-size="12pt" fo:font-style="normal" style:text-underline-style="none" fo:font-weight="normal" officeooo:rsid="009cdb1c" officeooo:paragraph-rsid="009af0a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use-window-font-color="true" style:text-position="0% 100%" fo:font-size="12pt" fo:font-style="normal" style:text-underline-style="none" fo:font-weight="normal" officeooo:rsid="009cdb1c" officeooo:paragraph-rsid="009cdb1c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use-window-font-color="true" style:text-position="0% 100%" fo:font-size="12pt" fo:font-style="normal" style:text-underline-style="none" fo:font-weight="normal" officeooo:rsid="009dcdff" officeooo:paragraph-rsid="009dcdff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use-window-font-color="true" style:text-position="0% 100%" fo:font-size="12pt" fo:font-style="normal" style:text-underline-style="none" fo:font-weight="normal" officeooo:rsid="009f8f69" officeooo:paragraph-rsid="009f8f6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use-window-font-color="true" style:text-position="0% 100%" fo:font-size="15pt" fo:font-style="normal" style:text-underline-style="none" fo:font-weight="normal" officeooo:rsid="009aa8ce" officeooo:paragraph-rsid="009aa8ce" style:font-size-asian="13.1000003814697pt" style:font-style-asian="normal" style:font-weight-asian="normal" style:font-size-complex="15pt" style:font-style-complex="normal" style:font-weight-complex="normal"/>
    </style:style>
    <style:style style:name="P56" style:family="paragraph" style:parent-style-name="Standard">
      <style:text-properties style:use-window-font-color="true" style:text-position="0% 100%" fo:font-size="10pt" fo:font-style="normal" style:text-underline-style="none" fo:font-weight="normal" officeooo:rsid="009aa8ce" officeooo:paragraph-rsid="009aa8ce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97ceb8"/>
    </style:style>
    <style:style style:name="P58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9aa8ce" officeooo:paragraph-rsid="009aa8c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9cdb1c" officeooo:paragraph-rsid="009cdb1c" style:font-size-asian="12pt" style:font-style-asian="normal" style:font-weight-asian="normal" style:font-size-complex="12pt" style:font-style-complex="normal" style:font-weight-complex="normal"/>
    </style:style>
    <style:style style:name="P60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style:text-position="sub 58%" officeooo:rsid="008abc29"/>
    </style:style>
    <style:style style:name="T4" style:family="text">
      <style:text-properties style:text-position="sub 58%" officeooo:rsid="008cafd5"/>
    </style:style>
    <style:style style:name="T5" style:family="text">
      <style:text-properties style:text-position="sub 58%" officeooo:rsid="008cb536"/>
    </style:style>
    <style:style style:name="T6" style:family="text">
      <style:text-properties style:text-position="sub 58%" officeooo:rsid="008e5dfd"/>
    </style:style>
    <style:style style:name="T7" style:family="text">
      <style:text-properties style:text-position="sub 58%" officeooo:rsid="008e6c32"/>
    </style:style>
    <style:style style:name="T8" style:family="text">
      <style:text-properties style:text-position="sub 58%" officeooo:rsid="00955dde"/>
    </style:style>
    <style:style style:name="T9" style:family="text">
      <style:text-properties style:text-position="sub 58%" officeooo:rsid="00968417"/>
    </style:style>
    <style:style style:name="T10" style:family="text">
      <style:text-properties style:text-position="sub 58%" officeooo:rsid="0097ceb8"/>
    </style:style>
    <style:style style:name="T11" style:family="text">
      <style:text-properties style:text-position="sub 58%" officeooo:rsid="00996471"/>
    </style:style>
    <style:style style:name="T12" style:family="text">
      <style:text-properties style:text-position="sub 58%" officeooo:rsid="009aa8ce"/>
    </style:style>
    <style:style style:name="T13" style:family="text">
      <style:text-properties style:text-position="sub 58%" officeooo:rsid="009af0a7"/>
    </style:style>
    <style:style style:name="T14" style:family="text">
      <style:text-properties style:text-position="sub 58%" officeooo:rsid="009c72e0"/>
    </style:style>
    <style:style style:name="T15" style:family="text">
      <style:text-properties style:text-position="sub 58%" officeooo:rsid="009cdb1c"/>
    </style:style>
    <style:style style:name="T16" style:family="text">
      <style:text-properties style:text-position="sub 58%" officeooo:rsid="009dcdff"/>
    </style:style>
    <style:style style:name="T17" style:family="text">
      <style:text-properties style:text-position="sub 58%" officeooo:rsid="009f8f69"/>
    </style:style>
    <style:style style:name="T18" style:family="text">
      <style:text-properties officeooo:rsid="00777b7c"/>
    </style:style>
    <style:style style:name="T19" style:family="text">
      <style:text-properties officeooo:rsid="0088bf09"/>
    </style:style>
    <style:style style:name="T20" style:family="text">
      <style:text-properties officeooo:rsid="008aa41b"/>
    </style:style>
    <style:style style:name="T21" style:family="text">
      <style:text-properties officeooo:rsid="008abc29"/>
    </style:style>
    <style:style style:name="T22" style:family="text">
      <style:text-properties officeooo:rsid="008bedf0"/>
    </style:style>
    <style:style style:name="T23" style:family="text">
      <style:text-properties officeooo:rsid="008cafd5"/>
    </style:style>
    <style:style style:name="T24" style:family="text">
      <style:text-properties officeooo:rsid="008cb536"/>
    </style:style>
    <style:style style:name="T25" style:family="text">
      <style:text-properties officeooo:rsid="008d0450"/>
    </style:style>
    <style:style style:name="T26" style:family="text">
      <style:text-properties officeooo:rsid="008e5dfd"/>
    </style:style>
    <style:style style:name="T27" style:family="text">
      <style:text-properties officeooo:rsid="008e6c32"/>
    </style:style>
    <style:style style:name="T28" style:family="text">
      <style:text-properties officeooo:rsid="00911476"/>
    </style:style>
    <style:style style:name="T29" style:family="text">
      <style:text-properties fo:font-size="20pt" officeooo:rsid="00940a54" style:font-size-asian="20pt" style:font-size-complex="20pt"/>
    </style:style>
    <style:style style:name="T30" style:family="text">
      <style:text-properties fo:font-size="24pt" officeooo:rsid="00911476" style:font-size-asian="24pt" style:font-size-complex="24pt"/>
    </style:style>
    <style:style style:name="T31" style:family="text">
      <style:text-properties officeooo:rsid="0092b545"/>
    </style:style>
    <style:style style:name="T32" style:family="text">
      <style:text-properties officeooo:rsid="00932806"/>
    </style:style>
    <style:style style:name="T33" style:family="text">
      <style:text-properties fo:font-size="16pt" officeooo:rsid="00932806" style:font-size-asian="16pt" style:font-size-complex="16pt"/>
    </style:style>
    <style:style style:name="T34" style:family="text">
      <style:text-properties officeooo:rsid="00940a54"/>
    </style:style>
    <style:style style:name="T35" style:family="text">
      <style:text-properties officeooo:rsid="0094aec0"/>
    </style:style>
    <style:style style:name="T36" style:family="text">
      <style:text-properties officeooo:rsid="00955dde"/>
    </style:style>
    <style:style style:name="T37" style:family="text">
      <style:text-properties officeooo:rsid="00968417"/>
    </style:style>
    <style:style style:name="T38" style:family="text">
      <style:text-properties officeooo:rsid="0097ceb8"/>
    </style:style>
    <style:style style:name="T39" style:family="text">
      <style:text-properties style:text-position="super 58%" officeooo:rsid="0097ceb8"/>
    </style:style>
    <style:style style:name="T40" style:family="text">
      <style:text-properties style:text-position="super 58%" officeooo:rsid="00996471"/>
    </style:style>
    <style:style style:name="T41" style:family="text">
      <style:text-properties officeooo:rsid="00990a0c"/>
    </style:style>
    <style:style style:name="T42" style:family="text">
      <style:text-properties officeooo:rsid="00996471"/>
    </style:style>
    <style:style style:name="T43" style:family="text">
      <style:text-properties officeooo:rsid="009aa8ce"/>
    </style:style>
    <style:style style:name="T44" style:family="text">
      <style:text-properties officeooo:rsid="009af0a7"/>
    </style:style>
    <style:style style:name="T45" style:family="text">
      <style:text-properties officeooo:rsid="009c72e0"/>
    </style:style>
    <style:style style:name="T46" style:family="text">
      <style:text-properties officeooo:rsid="009cdb1c"/>
    </style:style>
    <style:style style:name="T47" style:family="text">
      <style:text-properties officeooo:rsid="009dcdff"/>
    </style:style>
    <style:style style:name="T48" style:family="text">
      <style:text-properties officeooo:rsid="009f8f6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draw:fill="none" draw:textarea-vertical-align="middle" draw:auto-grow-height="false" fo:min-height="1.321cm" fo:min-width="0.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5cm" draw:fill="none" draw:textarea-vertical-align="middle" draw:auto-grow-height="false" fo:min-height="1.321cm" fo:min-width="0.88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20<text:span text:style-name="T2">11</text:span>-(<text:span text:style-name="T2">0</text:span><text:span text:style-name="T18">3</text:span>)<text:span text:style-name="T18">mar</text:span>-<text:span text:style-name="T1">2</text:span><text:span text:style-name="T19">5</text:span>: dag <text:span text:style-name="T20">3</text:span></text:h>
      <text:p text:style-name="P2"/>
      <text:p text:style-name="P25">1.3 — Några strömkretssatser</text:p>
      <text:p text:style-name="P25"/>
      <text:p text:style-name="P25"/>
      <text:p text:style-name="P25">Superpositionssatsen</text:p>
      <text:p text:style-name="P26"/>
      <text:p text:style-name="P18"><draw:frame draw:style-name="fr1" draw:name="graphics1" text:anchor-type="paragraph" svg:x="1.245cm" svg:y="0cm" svg:width="3.881cm" svg:height="4.233cm" draw:z-index="0"><draw:image xlink:href="Pictures/2000006100000F2900001089F258CB4A.svm" xlink:type="simple" xlink:show="embed" xlink:actuate="onLoad"/></draw:frame><text:span text:style-name="T21"><text:tab/><text:tab/><text:tab/><text:tab/><text:tab/>Beräkna de delströmmar varje </text:span><text:span text:style-name="T22">EMK</text:span><text:span text:style-name="T21"> (elektromagnisk</text:span></text:p>
      <text:p text:style-name="P26"><text:tab/><text:tab/><text:tab/><text:tab/><text:tab/>kraft) alstrar individuellt medan de andra emk:arna</text:p>
      <text:p text:style-name="P26"><text:tab/><text:tab/><text:tab/><text:tab/><text:tab/>sätts till noll och lämnar en resistansfri</text:p>
      <text:p text:style-name="P26"><text:tab/><text:tab/><text:tab/><text:tab/><text:tab/>strömpassage.</text:p>
      <text:p text:style-name="P26"/>
      <text:p text:style-name="P18"><text:span text:style-name="T21"><text:tab/><text:tab/><text:tab/><text:tab/><text:tab/>I = I</text:span><text:span text:style-name="T3">1</text:span><text:span text:style-name="T21"> + I</text:span><text:span text:style-name="T3">2</text:span></text:p>
      <text:p text:style-name="P26"/>
      <text:p text:style-name="P18"><text:span text:style-name="T21"><text:tab/><text:tab/><text:tab/><text:tab/><text:tab/></text:span><text:span text:style-name="T21"><draw:frame draw:style-name="fr3" draw:name="Object1" text:anchor-type="as-char" svg:width="1.229cm" svg:height="1.115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1"><text:tab/><text:tab/></text:span><text:span text:style-name="T21"><draw:frame draw:style-name="fr3" draw:name="Object2" text:anchor-type="as-char" svg:width="1.309cm" svg:height="1.11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6"/>
      <text:p text:style-name="P26"/>
      <text:p text:style-name="P26"/>
      <text:p text:style-name="P27">Tvåpolssatsen</text:p>
      <text:p text:style-name="P27"/>
      <text:p text:style-name="P27"><text:tab/>Räknesätt där en komplicerad apparat förenklas</text:p>
      <text:p text:style-name="P27"><text:tab/>till en enkel krets med två anslutningar.</text:p>
      <text:p text:style-name="P27"/>
      <text:p text:style-name="P27"/>
      <text:p text:style-name="P27"><text:tab/><text:tab/>Ogenomträngd vägg</text:p>
      <text:p text:style-name="P27"><draw:line text:anchor-type="paragraph" draw:z-index="4" draw:style-name="gr2" draw:text-style-name="P60" svg:x1="3.066cm" svg:y1="0.037cm" svg:x2="3.066cm" svg:y2="0.831cm"><text:p/></draw:line></text:p>
      <text:p text:style-name="P27"><draw:rect text:anchor-type="paragraph" draw:z-index="3" draw:style-name="gr1" draw:text-style-name="P60" svg:width="5.557cm" svg:height="2.382cm" svg:x="1.055cm" svg:y="0.337cm"><text:p/></draw:rect></text:p>
      <text:p text:style-name="P27"><draw:line text:anchor-type="paragraph" draw:z-index="5" draw:style-name="gr2" draw:text-style-name="P60" svg:x1="6.611cm" svg:y1="0.259cm" svg:x2="7.449cm" svg:y2="0.259cm"><text:p/></draw:line><text:tab/>Ett system med ett<text:tab/><text:tab/>a<text:tab/><text:tab/>Kan moduleras som en</text:p>
      <text:p text:style-name="P27"><text:tab/>godtyckligt antal EMK<text:tab/><text:tab/><text:tab/><text:tab/>spänningsekvivalent eller</text:p>
      <text:p text:style-name="P27"><draw:line text:anchor-type="paragraph" draw:z-index="6" draw:style-name="gr2" draw:text-style-name="P60" svg:x1="6.611cm" svg:y1="0.259cm" svg:x2="7.449cm" svg:y2="0.259cm"><text:p/></draw:line><text:tab/>strömgreningar och<text:tab/><text:tab/>b<text:tab/><text:tab/>ström ekvivalent krets.</text:p>
      <text:p text:style-name="P27"><text:tab/>resistanser</text:p>
      <text:p text:style-name="P27"/>
      <text:p text:style-name="P27"/>
      <text:p text:style-name="P27"><draw:frame draw:style-name="fr1" draw:name="graphics2" text:anchor-type="paragraph" svg:x="9.895cm" svg:y="0.459cm" svg:width="4.586cm" svg:height="3.962cm" draw:z-index="7"><draw:image xlink:href="Pictures/20000073000011EA00000F7AE17F0B15.svm" xlink:type="simple" xlink:show="embed" xlink:actuate="onLoad"/></draw:frame></text:p>
      <text:p text:style-name="P27"><text:tab/>Spänningsekvivalenta</text:p>
      <text:p text:style-name="P27"/>
      <text:p text:style-name="P28"><text:tab/><text:tab/>Kirchhoffs spänningslag</text:p>
      <text:p text:style-name="P28"/>
      <text:p text:style-name="P19"><text:span text:style-name="T23"><text:tab/><text:tab/><text:tab/>U = U</text:span><text:span text:style-name="T4">0</text:span><text:span text:style-name="T23"> − I⋅R</text:span><text:span text:style-name="T4">K</text:span></text:p>
      <text:p text:style-name="P28"/>
      <text:p text:style-name="P19"><text:span text:style-name="T23"><text:tab/><text:tab/><text:tab/></text:span><text:span text:style-name="T23"><draw:frame draw:style-name="fr3" draw:name="Object3" text:anchor-type="as-char" svg:width="2.217cm" svg:height="1.187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7"><text:tab/>Strömekvivalenta</text:p>
      <text:p text:style-name="P28"><draw:frame draw:style-name="fr1" draw:name="graphics3" text:anchor-type="paragraph" svg:x="2.471cm" svg:y="0.215cm" svg:width="5.292cm" svg:height="3.962cm" draw:z-index="10"><draw:image xlink:href="Pictures/200000AF000014AC00000F7A54C86ACB.svm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9"><text:span text:style-name="T23"><text:tab/><text:tab/></text:span><text:span text:style-name="T24">I</text:span><text:span text:style-name="T5">0</text:span><text:span text:style-name="T24"> = I + </text:span><text:span text:style-name="T24"><draw:frame draw:style-name="fr3" draw:name="Object4" text:anchor-type="as-char" svg:width="0.653cm" svg:height="1.115cm" draw:z-index="9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8"/>
      <text:p text:style-name="P28"/>
      <text:p text:style-name="P28"/>
      <text:p text:style-name="P29">Experimentiell bestämning av tvåpolsekvivalenten</text:p>
      <text:p text:style-name="P29"/>
      <text:p text:style-name="P29"><text:tab/>Behöver två olika fall, det vill säga två olika U &amp; I.</text:p>
      <text:p text:style-name="P29"/>
      <text:p text:style-name="P29"><text:tab/>Enklast:<text:tab/>(Dock inte alltid möjligt)</text:p>
      <text:p text:style-name="P29"/>
      <text:p text:style-name="P29"><text:tab/><text:tab/>1)</text:p>
      <text:p text:style-name="P29"><text:tab/><text:tab/><text:tab/>Kortslut a &amp; b med en ampermeter.</text:p>
      <text:p text:style-name="P29"><text:tab/><text:tab/><text:tab/>Vet då att U = 0 samt I.</text:p>
      <text:p text:style-name="P29"/>
      <text:p text:style-name="P29"><text:tab/><text:tab/>2)</text:p>
      <text:p text:style-name="P20"><text:span text:style-name="T25"><text:tab/><text:tab/><text:tab/></text:span><text:span text:style-name="T26">Mäta tomgångsspänningen, det vill säga koppla en</text:span></text:p>
      <text:p text:style-name="P30"><text:tab/><text:tab/><text:tab/>voltmeter mellan a &amp; b då vet vi att I = 0 samt U</text:p>
      <text:p text:style-name="P30"><text:tab/><text:tab/><text:tab/>omvänd ordning i vissa fall beror på krets.</text:p>
      <text:p text:style-name="P30"/>
      <text:p text:style-name="P21"><text:span text:style-name="T26"><text:tab/>Kan nu bestämma R</text:span><text:span text:style-name="T6">K</text:span><text:span text:style-name="T26"> &amp; U</text:span><text:span text:style-name="T6">0</text:span><text:span text:style-name="T26"> alternativt R</text:span><text:span text:style-name="T6">K</text:span><text:span text:style-name="T26"> &amp; I</text:span><text:span text:style-name="T6">0</text:span><text:span text:style-name="T26">.</text:span></text:p>
      <text:p text:style-name="P30"/>
      <text:p text:style-name="P30"/>
      <text:p text:style-name="P30"/>
      <text:p text:style-name="P30">1.22</text:p>
      <text:p text:style-name="P30"><draw:frame draw:style-name="fr1" draw:name="graphics4" text:anchor-type="paragraph" svg:x="1.139cm" svg:y="0.106cm" svg:width="4.939cm" svg:height="5.292cm" draw:z-index="12"><draw:image xlink:href="Pictures/200000CD0000134B000014ACFF0B631C.svm" xlink:type="simple" xlink:show="embed" xlink:actuate="onLoad"/></draw:frame></text:p>
      <text:p text:style-name="P21"><text:span text:style-name="T26"><text:tab/></text:span><text:span text:style-name="T27"><text:tab/><text:tab/><text:tab/><text:tab/><text:tab/>E = 30V</text:span></text:p>
      <text:p text:style-name="P22"><text:span text:style-name="T27"><text:tab/><text:tab/><text:tab/><text:tab/><text:tab/><text:tab/>R</text:span><text:span text:style-name="T7">1</text:span><text:span text:style-name="T27"> = 5Ω</text:span></text:p>
      <text:p text:style-name="P22"><text:span text:style-name="T27"><text:tab/><text:tab/><text:tab/><text:tab/><text:tab/><text:tab/>R</text:span><text:span text:style-name="T7">2</text:span><text:span text:style-name="T27"> = 20Ω</text:span></text:p>
      <text:p text:style-name="P22"><text:span text:style-name="T27"><text:tab/><text:tab/><text:tab/><text:tab/><text:tab/><text:tab/>R</text:span><text:span text:style-name="T7">3</text:span><text:span text:style-name="T27"> = 25Ω</text:span></text:p>
      <text:p text:style-name="P31"><text:tab/><text:tab/><text:tab/><text:tab/><text:tab/><text:tab/>P = 2W</text:p>
      <text:p text:style-name="P31"/>
      <text:p text:style-name="P38"><text:tab/>Sökt:<text:tab/>R</text:p>
      <text:p text:style-name="P31"><text:tab/>Idé:<text:tab/>Använd tvåpolssatsen<text:tab/>spänningsekvivalent</text:p>
      <text:p text:style-name="P31"/>
      <text:p text:style-name="P31"><draw:frame draw:style-name="fr2" draw:name="graphics6" text:anchor-type="paragraph" svg:x="8.618cm" svg:y="0.661cm" svg:width="5.115cm" svg:height="4.013cm" draw:z-index="11"><draw:image xlink:href="Pictures/20000085000013FB00000FAC0B9347A2.svm" xlink:type="simple" xlink:show="embed" xlink:actuate="onLoad"/></draw:frame><draw:frame draw:style-name="fr1" draw:name="graphics20" text:anchor-type="paragraph" svg:x="1.236cm" svg:y="0.06cm" svg:width="5.115cm" svg:height="5.292cm" draw:z-index="57"><draw:image xlink:href="Pictures/200000E5000013FB000014AC2F9A4D62.svm" xlink:type="simple" xlink:show="embed" xlink:actuate="onLoad"/></draw:frame></text:p>
      <text:p text:style-name="P31"/>
      <text:p text:style-name="P31"/>
      <text:p text:style-name="P31"/>
      <text:p text:style-name="P23"><text:span text:style-name="T28"><text:tab/><text:tab/><text:tab/><text:tab/><text:tab/> <text:s text:c="5"/></text:span><text:span text:style-name="T30">⇒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tab/>1)<text:tab/>Mät med voltmeter över a &amp; b, I = 0</text:p>
      <text:p text:style-name="P32"><draw:frame draw:style-name="fr1" draw:name="graphics7" text:anchor-type="paragraph" svg:x="2.521cm" svg:y="0.432cm" svg:width="4.939cm" svg:height="5.292cm" draw:z-index="13"><draw:image xlink:href="Pictures/200000D90000134B000014AC0B4B3C8C.svm" xlink:type="simple" xlink:show="embed" xlink:actuate="onLoad"/></draw:frame></text:p>
      <text:p text:style-name="P23"><text:span text:style-name="T31"><text:tab/></text:span><text:span text:style-name="T28"><text:tab/><text:tab/><text:tab/><text:tab/><text:tab/><text:tab/>Spänningsdelning</text:span></text:p>
      <text:p text:style-name="P32"/>
      <text:p text:style-name="P23"><text:span text:style-name="T31"><text:tab/></text:span><text:span text:style-name="T28"><text:tab/><text:tab/><text:tab/><text:tab/><text:tab/><text:tab/><text:tab/></text:span><text:span text:style-name="T28"><draw:frame draw:style-name="fr3" draw:name="Object5" text:anchor-type="as-char" svg:width="5.429cm" svg:height="1.185cm" draw:z-index="1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2"/>
      <text:p text:style-name="P23"><text:span text:style-name="T31"><text:tab/></text:span><text:span text:style-name="T28"><text:tab/><text:tab/><text:tab/><text:tab/><text:tab/><text:tab/><text:tab/></text:span><text:span text:style-name="T28"><draw:frame draw:style-name="fr3" draw:name="Object6" text:anchor-type="as-char" svg:width="6.697cm" svg:height="0.561cm" draw:z-index="1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2"/>
      <text:p text:style-name="P23"><text:span text:style-name="T31"><text:tab/></text:span><text:span text:style-name="T28"><text:tab/><text:tab/><text:tab/><text:tab/><text:tab/><text:tab/><text:tab/><text:tab/><text:tab/>I = 0</text:span></text:p>
      <text:p text:style-name="P32"/>
      <text:p text:style-name="P32"/>
      <text:p text:style-name="P32"/>
      <text:p text:style-name="P32"/>
      <text:p text:style-name="P23"><text:span text:style-name="T28"><text:tab/>2</text:span><text:span text:style-name="T31">)<text:tab/>Mäter med ampermeter mellan a &amp; b</text:span></text:p>
      <text:p text:style-name="P3"><draw:frame draw:style-name="fr1" draw:name="graphics8" text:anchor-type="paragraph" svg:x="2.515cm" svg:y="0.437cm" svg:width="4.939cm" svg:height="5.292cm" draw:z-index="16"><draw:image xlink:href="Pictures/2000012D0000134B000014AC2919BE2A.svm" xlink:type="simple" xlink:show="embed" xlink:actuate="onLoad"/></draw:frame></text:p>
      <text:p text:style-name="P33"/>
      <text:p text:style-name="P33"/>
      <text:p text:style-name="P24"><text:span text:style-name="T32"><text:tab/><text:tab/><text:tab/><text:tab/><text:tab/></text:span><text:span text:style-name="T34"><text:tab/> </text:span><text:span text:style-name="T32">Ampermeter</text:span></text:p>
      <text:p text:style-name="P24"><text:span text:style-name="T32"><text:tab/><text:tab/><text:tab/><text:tab/><text:tab/><text:tab/></text:span><text:span text:style-name="T33"> </text:span><text:span text:style-name="T32">R=0</text:span></text:p>
      <text:p text:style-name="P33"/>
      <text:p text:style-name="P33"><draw:frame draw:style-name="fr1" draw:name="graphics9" text:anchor-type="paragraph" svg:x="8.165cm" svg:y="0.148cm" svg:width="2.999cm" svg:height="3.962cm" draw:z-index="17"><draw:image xlink:href="Pictures/2000007300000BB700000F7A4F0FE1E2.svm" xlink:type="simple" xlink:show="embed" xlink:actuate="onLoad"/></draw:frame></text:p>
      <text:p text:style-name="P33"/>
      <text:p text:style-name="P4"><text:span text:style-name="T32"><text:tab/><text:tab/><text:tab/><text:tab/> <text:s text:c="4"/></text:span><text:span text:style-name="T28"><text:s/></text:span><text:span text:style-name="T32"><text:s text:c="5"/></text:span><text:span text:style-name="T28"><text:s text:c="2"/></text:span><text:span text:style-name="T30">⇒</text:span><text:span text:style-name="T32"> <text:s text:c="2"/></text:span><text:span text:style-name="T34"><text:tab/><text:tab/><text:tab/></text:span><text:span text:style-name="T32"> <text:s/></text:span><text:span text:style-name="T28"><text:s text:c="2"/></text:span><text:span text:style-name="T30">⇒</text:span><text:span text:style-name="T32"> <text:s text:c="2"/></text:span><text:span text:style-name="T34"><text:s text:c="2"/></text:span><text:span text:style-name="T29">(*)</text:span></text:p>
      <text:p text:style-name="P6"/>
      <text:p text:style-name="P34"><draw:custom-shape text:anchor-type="paragraph" draw:z-index="19" draw:style-name="gr3" draw:text-style-name="P60" svg:width="0.345cm" svg:height="2.49cm" svg:x="3.277cm" svg:y="0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35"><text:tab/></text:span><text:span text:style-name="T35"><draw:frame draw:style-name="fr3" draw:name="Object7" text:anchor-type="as-char" svg:width="5.018cm" svg:height="2.626cm" draw:z-index="18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"/>
      <text:p text:style-name="P7"/>
      <text:p text:style-name="P5"><text:span text:style-name="T35"><text:tab/></text:span><text:span text:style-name="T36">Okända tvåpols</text:span><text:span text:style-name="T37">nätaggregat</text:span></text:p>
      <text:p text:style-name="P41"><draw:frame draw:style-name="fr1" draw:name="graphics10" text:anchor-type="paragraph" svg:x="1.06cm" svg:y="0.411cm" svg:width="5.997cm" svg:height="3.528cm" draw:z-index="20"><draw:image xlink:href="Pictures/200000490000176D00000DC82B28C708.svm" xlink:type="simple" xlink:show="embed" xlink:actuate="onLoad"/></draw:frame></text:p>
      <text:p text:style-name="P41"/>
      <text:p text:style-name="P8"><text:span text:style-name="T36"><text:tab/><text:tab/><text:tab/><text:tab/><text:tab/><text:tab/><text:tab/>① <text:s/>R</text:span><text:span text:style-name="T9">1</text:span><text:span text:style-name="T36"> = 10Ω, <text:s/>E</text:span><text:span text:style-name="T9">1</text:span><text:span text:style-name="T36"> = 10V<text:tab/> &amp; <text:s/>I</text:span><text:span text:style-name="T9">1</text:span><text:span text:style-name="T36"> = 1A</text:span></text:p>
      <text:p text:style-name="P8"/>
      <text:p text:style-name="P8"><text:span text:style-name="T36"><text:tab/><text:tab/><text:tab/><text:tab/><text:tab/><text:tab/><text:tab/>② <text:s/>R</text:span><text:span text:style-name="T9">2</text:span><text:span text:style-name="T36"> = 20Ω, <text:s/>E</text:span><text:span text:style-name="T9">2</text:span><text:span text:style-name="T36"> = 10V<text:tab/> &amp; <text:s/>I</text:span><text:span text:style-name="T9">2</text:span><text:span text:style-name="T36"> </text:span><text:span text:style-name="T37">=</text:span><text:span text:style-name="T36"> 0,8A</text:span></text:p>
      <text:p text:style-name="P42"/>
      <text:p text:style-name="P8"><text:span text:style-name="T36"><text:tab/><text:tab/><text:tab/><text:tab/><text:tab/><text:tab/><text:tab/>③ <text:s/>R</text:span><text:span text:style-name="T9">3</text:span><text:span text:style-name="T36"> = 10Ω, <text:s/>E</text:span><text:span text:style-name="T9">3</text:span><text:span text:style-name="T36"> = 0<text:tab/> &amp; <text:s/>I</text:span><text:span text:style-name="T9">3</text:span><text:span text:style-name="T36"> = ?</text:span></text:p>
      <text:p text:style-name="P42"/>
      <text:p text:style-name="P42"/>
      <text:p text:style-name="P7"><text:tab/><text:span text:style-name="T36">Idé:<text:tab/>Tvåpolssatsen<text:tab/>spänningsekvivalent</text:span></text:p>
      <text:p text:style-name="P41"><draw:frame draw:style-name="fr1" draw:name="graphics11" text:anchor-type="paragraph" svg:x="1.152cm" svg:y="0.489cm" svg:width="7.056cm" svg:height="3.528cm" draw:z-index="21"><draw:image xlink:href="Pictures/2000007F00001B9000000DC8FCC17A45.svm" xlink:type="simple" xlink:show="embed" xlink:actuate="onLoad"/></draw:frame></text:p>
      <text:p text:style-name="P41"><text:tab/></text:p>
      <text:p text:style-name="P41"><text:tab/><text:tab/><text:tab/><text:tab/><text:tab/><text:tab/><text:tab/>Kirchhoffs spänningslag</text:p>
      <text:p text:style-name="P41"/>
      <text:p text:style-name="P7"><text:span text:style-name="T36"><text:tab/><text:tab/><text:tab/><text:tab/><text:tab/><text:tab/><text:tab/><text:tab/>U</text:span><text:span text:style-name="T8">0</text:span><text:span text:style-name="T36"> = I ⋅ R</text:span><text:span text:style-name="T8">K</text:span><text:span text:style-name="T36"> − I ⋅ R − E = 0<text:tab/> </text:span><text:span text:style-name="T37">(1)</text:span></text:p>
      <text:p text:style-name="P41"/>
      <text:p text:style-name="P41"/>
      <text:p text:style-name="P41"/>
      <text:p text:style-name="P41"/>
      <text:p text:style-name="P41"><draw:custom-shape text:anchor-type="paragraph" draw:z-index="22" draw:style-name="gr4" draw:text-style-name="P60" svg:width="0.384cm" svg:height="2.618cm" svg:x="3.029cm" svg:y="0.436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9"><text:span text:style-name="T36"><text:tab/><text:tab/> <text:s text:c="6"/></text:span><text:span text:style-name="T37">U</text:span><text:span text:style-name="T9">0</text:span><text:span text:style-name="T37"> = (R</text:span><text:span text:style-name="T9">K</text:span><text:span text:style-name="T37"> + R</text:span><text:span text:style-name="T9">1</text:span><text:span text:style-name="T37">) ⋅ I</text:span><text:span text:style-name="T9">1</text:span><text:span text:style-name="T37"> + E</text:span><text:span text:style-name="T9">1</text:span><text:span text:style-name="T37"><text:tab/>(2)<text:tab/><text:tab/><text:tab/>Tre obekanta</text:span></text:p>
      <text:p text:style-name="P9"><text:span text:style-name="T37"><text:tab/><text:tab/><text:tab/><text:tab/><text:tab/><text:tab/><text:tab/><text:tab/><text:tab/><text:tab/>(U</text:span><text:span text:style-name="T9">0</text:span><text:span text:style-name="T37">, R</text:span><text:span text:style-name="T9">K</text:span><text:span text:style-name="T37">, I</text:span><text:span text:style-name="T9">3</text:span><text:span text:style-name="T37">),</text:span></text:p>
      <text:p text:style-name="P9"><text:span text:style-name="T36"><text:tab/></text:span><text:span text:style-name="T37">(1) <text:s text:c="2"/>⇒</text:span><text:span text:style-name="T36"> <text:s text:c="5"/></text:span><text:span text:style-name="T37">U</text:span><text:span text:style-name="T9">0</text:span><text:span text:style-name="T37"> = (R</text:span><text:span text:style-name="T9">K</text:span><text:span text:style-name="T37"> + R</text:span><text:span text:style-name="T9">2</text:span><text:span text:style-name="T37">) ⋅ I</text:span><text:span text:style-name="T9">2</text:span><text:span text:style-name="T37"> + E</text:span><text:span text:style-name="T9">2</text:span><text:span text:style-name="T37"><text:tab/>(3)<text:tab/><text:tab/><text:tab/>tre ekvationer</text:span></text:p>
      <text:p text:style-name="P43"/>
      <text:p text:style-name="P9"><text:span text:style-name="T37"><text:tab/><text:tab/></text:span><text:span text:style-name="T36"> <text:s text:c="6"/></text:span><text:span text:style-name="T37">U</text:span><text:span text:style-name="T9">0</text:span><text:span text:style-name="T37"> = (R</text:span><text:span text:style-name="T9">K</text:span><text:span text:style-name="T37"> + R</text:span><text:span text:style-name="T9">3</text:span><text:span text:style-name="T37">) ⋅ I</text:span><text:span text:style-name="T9">3</text:span><text:span text:style-name="T37"> + E</text:span><text:span text:style-name="T9">3</text:span><text:span text:style-name="T37"><text:tab/>(4)</text:span></text:p>
      <text:p text:style-name="P43"/>
      <text:p text:style-name="P9"><text:span text:style-name="T37"><text:tab/>Ε</text:span><text:span text:style-name="T9">1</text:span><text:span text:style-name="T37"> = E</text:span><text:span text:style-name="T9">2</text:span><text:span text:style-name="T37"> <text:tab/>(5)</text:span></text:p>
      <text:p text:style-name="P43"/>
      <text:p text:style-name="P43"/>
      <text:p text:style-name="P9"><text:span text:style-name="T37"><text:tab/>(2), (3) &amp; (5) <text:s text:c="2"/>⇒ <text:s text:c="2"/>(R</text:span><text:span text:style-name="T9">K</text:span><text:span text:style-name="T37"> + R</text:span><text:span text:style-name="T9">1</text:span><text:span text:style-name="T37">) ⋅ I</text:span><text:span text:style-name="T9">1</text:span><text:span text:style-name="T37"> = (R</text:span><text:span text:style-name="T9">K</text:span><text:span text:style-name="T37"> + R</text:span><text:span text:style-name="T9">2</text:span><text:span text:style-name="T37">) ⋅ I</text:span><text:span text:style-name="T9">2</text:span><text:span text:style-name="T37"> <text:s text:c="2"/>⇒ <text:s text:c="2"/></text:span><text:span text:style-name="T37"><draw:frame draw:style-name="fr3" draw:name="Object8" text:anchor-type="as-char" svg:width="5.191cm" svg:height="1.187cm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43"/>
      <text:p text:style-name="P9"><text:span text:style-name="T37"><text:tab/>(2)<text:tab/> <text:s text:c="3"/>U</text:span><text:span text:style-name="T9">0</text:span><text:span text:style-name="T37"> = (R</text:span><text:span text:style-name="T9">K</text:span><text:span text:style-name="T37"> + R</text:span><text:span text:style-name="T9">2</text:span><text:span text:style-name="T37">) ⋅ I</text:span><text:span text:style-name="T9">2</text:span><text:span text:style-name="T37"> + E</text:span><text:span text:style-name="T9">2</text:span><text:span text:style-name="T37"> = 50V</text:span></text:p>
      <text:p text:style-name="P43"/>
      <text:p text:style-name="P9"><text:span text:style-name="T37"><text:tab/>(4) <text:s text:c="2"/>⇒ <text:s text:c="2"/>I</text:span><text:span text:style-name="T9">3</text:span><text:span text:style-name="T37"> = </text:span><text:span text:style-name="T37"><draw:frame draw:style-name="fr3" draw:name="Object9" text:anchor-type="as-char" svg:width="1.642cm" svg:height="1.187cm" draw:z-index="2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7"> = 1,25A</text:span></text:p>
      <text:p text:style-name="P43"><text:tab/></text:p>
      <text:p text:style-name="P35"><text:span text:style-name="T37"><text:tab/>(*) <text:s/>⇒ <text:s/></text:span><text:span text:style-name="T37"><draw:frame draw:style-name="fr3" draw:name="Object10" text:anchor-type="as-char" svg:width="3.346cm" svg:height="1.117cm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43"/>
      <text:p text:style-name="P9"><text:span text:style-name="T37"><text:tab/></text:span><text:span text:style-name="T38"><draw:frame draw:style-name="fr3" draw:name="Object11" text:anchor-type="as-char" svg:width="6.297cm" svg:height="1.296cm" draw:z-index="2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44"/>
      <text:p text:style-name="P9"><text:span text:style-name="T38"><text:tab/>P</text:span><text:span text:style-name="T10">R</text:span><text:span text:style-name="T38"> = U ⋅ R</text:span></text:p>
      <text:p text:style-name="P44"><draw:frame draw:style-name="fr1" draw:name="graphics12" text:anchor-type="paragraph" svg:x="1.228cm" svg:y="0.466cm" svg:width="6.844cm" svg:height="3.528cm" draw:z-index="27"><draw:image xlink:href="Pictures/2000008500001ABC00000DC80C508F07.svm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1808967473" text:style-name="L1">
        <text:list-item>
          <text:list>
            <text:list-item>
              <text:list>
                <text:list-header>
                  <text:p text:style-name="P45"/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7"><text:tab/>(2)<text:tab/>U0 = I ⋅ RK + I ⋅ R = I ⋅ (RK + R) ⇒ I = <draw:frame draw:style-name="fr4" draw:name="Object12" text:anchor-type="as-char" svg:y="-0.651cm" svg:width="1.312cm" svg:height="1.187cm" draw:z-index="28"><draw:object xlink:href="./Object 12" xlink:type="simple" xlink:show="embed" xlink:actuate="onLoad"/><draw:image xlink:href="./ObjectReplacements/Object 12" xlink:type="simple" xlink:show="embed" xlink:actuate="onLoad"/></draw:frame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0"><text:span text:style-name="T38"><text:tab/>(1) &amp; (2)<text:tab/>⇒ <text:s text:c="2"/>P</text:span><text:span text:style-name="T10">R</text:span><text:span text:style-name="T38"> = R ⋅ </text:span><text:span text:style-name="T38"><draw:frame draw:style-name="fr4" draw:name="Object13" text:anchor-type="as-char" svg:y="-0.836cm" svg:width="1.774cm" svg:height="1.372cm" draw:z-index="2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8"> <text:s text:c="3"/>⇒ <text:s text:c="3"/>P</text:span><text:span text:style-name="T10">R</text:span><text:span text:style-name="T38"> </text:span><text:span text:style-name="T42">⋅ </text:span><text:span text:style-name="T38">(R</text:span><text:span text:style-name="T10">K</text:span><text:span text:style-name="T38"> + R)</text:span><text:span text:style-name="T39">2</text:span><text:span text:style-name="T38"> = </text:span><text:span text:style-name="T41">R ⋅ </text:span><text:span text:style-name="T41"><draw:frame draw:style-name="fr4" draw:name="Object14" text:anchor-type="as-char" svg:y="-0.483cm" svg:width="0.554cm" svg:height="0.616cm" draw:z-index="40"><draw:object xlink:href="./Object 14" xlink:type="simple" xlink:show="embed" xlink:actuate="onLoad"/><draw:image xlink:href="./ObjectReplacements/Object 14" xlink:type="simple" xlink:show="embed" xlink:actuate="onLoad"/></draw:frame></text:span><text:span text:style-name="T38"> <text:s text:c="3"/>⇒</text:span></text:p>
      <text:p text:style-name="P11"/>
      <text:p text:style-name="P12"><text:span text:style-name="T38"><text:tab/>⇒ <text:s text:c="2"/></text:span><text:span text:style-name="T42">P</text:span><text:span text:style-name="T11">R</text:span><text:span text:style-name="T42"> ⋅ (</text:span><text:span text:style-name="T42"><draw:frame draw:style-name="fr4" draw:name="Object15" text:anchor-type="as-char" svg:y="-0.483cm" svg:width="0.552cm" svg:height="0.616cm" draw:z-index="33"><draw:object xlink:href="./Object 15" xlink:type="simple" xlink:show="embed" xlink:actuate="onLoad"/><draw:image xlink:href="./ObjectReplacements/Object 15" xlink:type="simple" xlink:show="embed" xlink:actuate="onLoad"/></draw:frame></text:span><text:span text:style-name="T42"> + 2R</text:span><text:span text:style-name="T11">K</text:span><text:span text:style-name="T42">R + R</text:span><text:span text:style-name="T40">2</text:span><text:span text:style-name="T42">) − R ⋅ </text:span><text:span text:style-name="T42"><draw:frame draw:style-name="fr4" draw:name="Object16" text:anchor-type="as-char" svg:y="-0.483cm" svg:width="0.554cm" svg:height="0.616cm" draw:z-index="34"><draw:object xlink:href="./Object 16" xlink:type="simple" xlink:show="embed" xlink:actuate="onLoad"/><draw:image xlink:href="./ObjectReplacements/Object 16" xlink:type="simple" xlink:show="embed" xlink:actuate="onLoad"/></draw:frame></text:span><text:span text:style-name="T42"> = 0</text:span><text:span text:style-name="T38"> <text:s text:c="3"/>⇒ <text:s text:c="2"/></text:span><text:span text:style-name="T42">R² + </text:span><text:span text:style-name="T42"><draw:frame draw:style-name="fr4" draw:name="Object17" text:anchor-type="as-char" svg:y="-0.801cm" svg:width="2.228cm" svg:height="1.365cm" draw:z-index="36"><draw:object xlink:href="./Object 17" xlink:type="simple" xlink:show="embed" xlink:actuate="onLoad"/><draw:image xlink:href="./ObjectReplacements/Object 17" xlink:type="simple" xlink:show="embed" xlink:actuate="onLoad"/></draw:frame></text:span><text:span text:style-name="T42"> ⋅ R + </text:span><text:span text:style-name="T42"><draw:frame draw:style-name="fr4" draw:name="Object18" text:anchor-type="as-char" svg:y="-0.483cm" svg:width="0.552cm" svg:height="0.616cm" draw:z-index="37"><draw:object xlink:href="./Object 18" xlink:type="simple" xlink:show="embed" xlink:actuate="onLoad"/><draw:image xlink:href="./ObjectReplacements/Object 18" xlink:type="simple" xlink:show="embed" xlink:actuate="onLoad"/></draw:frame></text:span><text:span text:style-name="T42"> = 0</text:span><text:span text:style-name="T38"> <text:s text:c="3"/>⇒</text:span></text:p>
      <text:p text:style-name="P12"/>
      <text:p text:style-name="P12"><draw:frame draw:style-name="fr1" draw:name="graphics13" text:anchor-type="paragraph" svg:x="7.154cm" svg:y="1.55cm" svg:width="10.583cm" svg:height="8.114cm" draw:z-index="32"><draw:image xlink:href="Pictures/2000024D0000295700001FB20C2DB75C.svm" xlink:type="simple" xlink:show="embed" xlink:actuate="onLoad"/></draw:frame><text:span text:style-name="T38"><text:tab/>⇒ <text:s text:c="2"/></text:span><text:span text:style-name="T38"><draw:frame draw:style-name="fr4" draw:name="Object19" text:anchor-type="as-char" svg:y="-0.96cm" svg:width="7.338cm" svg:height="1.552cm" draw:z-index="41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2"/>
      <text:p text:style-name="P12"><draw:custom-shape text:anchor-type="paragraph" draw:z-index="30" draw:style-name="gr4" draw:text-style-name="P60" svg:width="0.212cm" svg:height="1.004cm" svg:x="2.54cm" svg:y="0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8"><text:tab/> <text:s text:c="5"/></text:span><text:span text:style-name="T38"><draw:frame draw:style-name="fr4" draw:name="Object20" text:anchor-type="as-char" svg:y="-0.96cm" svg:width="2.148cm" svg:height="1.005cm" draw:z-index="3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6"/>
      <text:p text:style-name="P46"/>
      <text:p text:style-name="P12"><text:span text:style-name="T38"><text:tab/></text:span><text:span text:style-name="T38"><draw:frame draw:style-name="fr4" draw:name="Object21" text:anchor-type="as-char" svg:y="-0.801cm" svg:width="3.341cm" svg:height="1.372cm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46"/>
      <text:p text:style-name="P58">Likströmsmotorer</text:p>
      <text:p text:style-name="P47"/>
      <text:p text:style-name="P55"><draw:line text:anchor-type="paragraph" draw:z-index="38" draw:style-name="gr5" draw:text-style-name="P60" svg:x1="13.361cm" svg:y1="1.536cm" svg:x2="13.361cm" svg:y2="2.631cm"><text:p/></draw:line><draw:frame draw:style-name="fr1" draw:name="graphics14" text:anchor-type="paragraph" svg:x="1.157cm" svg:y="0.079cm" svg:width="5.009cm" svg:height="3.881cm" draw:z-index="35"><draw:image xlink:href="Pictures/200000610000139100000F296E692442.svm" xlink:type="simple" xlink:show="embed" xlink:actuate="onLoad"/></draw:frame><draw:frame draw:style-name="fr1" draw:name="graphics15" text:anchor-type="paragraph" svg:x="8.354cm" svg:y="0.049cm" svg:width="5.009cm" svg:height="3.881cm" draw:z-index="42"><draw:image xlink:href="Pictures/200000430000139100000F295B60FD59.svm" xlink:type="simple" xlink:show="embed" xlink:actuate="onLoad"/></draw:frame></text:p>
      <text:p text:style-name="P56"/>
      <text:p text:style-name="P56"/>
      <text:p text:style-name="P56"><text:tab/><text:tab/><text:tab/><text:tab/><text:tab/><text:tab/><text:tab/><text:tab/><text:tab/><text:tab/> <text:s text:c="7"/>+</text:p>
      <text:p text:style-name="P13"><text:span text:style-name="T43"><text:tab/><text:tab/><text:tab/><text:tab/><text:tab/><text:tab/><text:tab/><text:tab/><text:tab/><text:tab/><text:tab/>E = K</text:span><text:span text:style-name="T12">2</text:span><text:span text:style-name="T43"> ⋅ ϕ ⋅ ω</text:span></text:p>
      <text:p text:style-name="P47"/>
      <text:p text:style-name="P47"/>
      <text:p text:style-name="P47"/>
      <text:p text:style-name="P47"/>
      <text:p text:style-name="P47"/>
      <text:p text:style-name="P13"><text:span text:style-name="T43"><text:tab/>U</text:span><text:span text:style-name="T12">A</text:span><text:span text:style-name="T43"> —<text:tab/>ankarspänning</text:span></text:p>
      <text:p text:style-name="P47"/>
      <text:p text:style-name="P13"><text:span text:style-name="T43"><text:tab/>I</text:span><text:span text:style-name="T12">A</text:span><text:span text:style-name="T43"> <text:s/>—<text:tab/>anakarströmm</text:span></text:p>
      <text:p text:style-name="P47"/>
      <text:p text:style-name="P14"><text:span text:style-name="T43"><text:tab/>R</text:span><text:span text:style-name="T12">A</text:span><text:span text:style-name="T43"> —<text:tab/>ankarresistans/rotorresistans</text:span></text:p>
      <text:p text:style-name="P14"><text:span text:style-name="T43"><text:tab/><text:tab/></text:span><text:span text:style-name="T44">(sammanlaggda elektriska resistansen i motorn)</text:span></text:p>
      <text:p text:style-name="P49"/>
      <text:p text:style-name="P49"/>
      <text:p text:style-name="P14"><text:span text:style-name="T44"><text:tab/>K</text:span><text:span text:style-name="T13">2</text:span><text:span text:style-name="T44"> —<text:tab/>maskinkaraktäristiska konstanten</text:span></text:p>
      <text:p text:style-name="P49"/>
      <text:p text:style-name="P49"><text:tab/>ϕ <text:s/>—<text:tab/>magnestiska flödet</text:p>
      <text:p text:style-name="P49"/>
      <text:p text:style-name="P49"><text:tab/>ω <text:s/>—<text:tab/>vinkelfrekvens (varvtal i radianer per sekund)</text:p>
      <text:p text:style-name="P49"/>
      <text:p text:style-name="P49"/>
      <text:p text:style-name="P49"><text:tab/>Kirchhoffs spänningslag:</text:p>
      <text:p text:style-name="P49"/>
      <text:p text:style-name="P14"><text:span text:style-name="T44"><text:tab/><text:tab/>U</text:span><text:span text:style-name="T13">A</text:span><text:span text:style-name="T44"> = R</text:span><text:span text:style-name="T13">A</text:span><text:span text:style-name="T44"> ⋅ I</text:span><text:span text:style-name="T13">A</text:span><text:span text:style-name="T44"> + K</text:span><text:span text:style-name="T13">2</text:span><text:span text:style-name="T44"> </text:span><text:span text:style-name="T43">⋅ ϕ ⋅ ω<text:tab/><text:tab/><text:tab/></text:span><text:span text:style-name="T45">Grundläggande formel för</text:span></text:p>
      <text:p text:style-name="P50"><text:tab/><text:tab/><text:tab/><text:tab/><text:tab/><text:tab/><text:tab/><text:tab/>likströmsmotorer.</text:p>
      <text:p text:style-name="P50"/>
      <text:p text:style-name="P50"><text:tab/>Elektriska effekten i motorn:</text:p>
      <text:p text:style-name="P50"/>
      <text:p text:style-name="P14"><text:span text:style-name="T45"><text:tab/><text:tab/>P</text:span><text:span text:style-name="T14">EL</text:span><text:span text:style-name="T45"> = U</text:span><text:span text:style-name="T14">A</text:span><text:span text:style-name="T45"> ⋅ I</text:span><text:span text:style-name="T14">A</text:span><text:span text:style-name="T45"> = R</text:span><text:span text:style-name="T14">A</text:span><text:span text:style-name="T45"> ⋅ </text:span><text:span text:style-name="T45"><draw:frame draw:style-name="fr4" draw:name="Object22" text:anchor-type="as-char" svg:y="-0.483cm" svg:width="0.39cm" svg:height="0.616cm" draw:z-index="4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5"> + K</text:span><text:span text:style-name="T14">2</text:span><text:span text:style-name="T45"> </text:span><text:span text:style-name="T43">⋅ ϕ ⋅ ω </text:span><text:span text:style-name="T45">⋅ I</text:span><text:span text:style-name="T14">A</text:span></text:p>
      <text:p text:style-name="P50"/>
      <text:p text:style-name="P50"/>
      <text:p text:style-name="P14"><text:span text:style-name="T45"><text:tab/><text:tab/></text:span><text:span text:style-name="T46">Mekanisk effekt:</text:span></text:p>
      <text:p text:style-name="P51"/>
      <text:p text:style-name="P15"><draw:custom-shape text:anchor-type="paragraph" draw:z-index="46" draw:style-name="gr4" draw:text-style-name="P60" svg:width="0.318cm" svg:height="1.086cm" draw:transform="rotate (1.5707963267946) translate (5.191125cm 0.779638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3"><text:tab/><text:tab/><text:tab/></text:span><text:span text:style-name="T46">P</text:span><text:span text:style-name="T15">axel</text:span><text:span text:style-name="T46"> = M ⋅ </text:span><text:span text:style-name="T43">ω </text:span><text:span text:style-name="T46">= </text:span><text:span text:style-name="T45">K</text:span><text:span text:style-name="T14">2</text:span><text:span text:style-name="T45"> </text:span><text:span text:style-name="T43">⋅ ϕ ⋅ ω </text:span><text:span text:style-name="T45">⋅ I</text:span><text:span text:style-name="T14">A<text:tab/></text:span><text:span text:style-name="T46">[N] (Newton)</text:span></text:p>
      <text:p text:style-name="P52"><draw:line text:anchor-type="paragraph" draw:z-index="44" draw:style-name="gr5" draw:text-style-name="P60" svg:x1="5.773cm" svg:y1="0.395cm" svg:x2="6.223cm" svg:y2="1.374cm"><text:p/></draw:line><draw:custom-shape text:anchor-type="paragraph" draw:z-index="47" draw:style-name="gr4" draw:text-style-name="P60" svg:width="0.318cm" svg:height="1.197cm" draw:transform="rotate (1.5707963267946) translate (6.91091666666667cm 0.35630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48" draw:style-name="gr5" draw:text-style-name="P60" svg:x1="7.519cm" svg:y1="0.466cm" svg:x2="8.609cm" svg:y2="1.366cm"><text:p/></draw:line></text:p>
      <text:p text:style-name="P52"/>
      <text:p text:style-name="P52"/>
      <text:p text:style-name="P52"><text:tab/><text:tab/><text:tab/><text:tab/><text:tab/>Moment<text:tab/>Momentkonstanten</text:p>
      <text:p text:style-name="P52"/>
      <text:p text:style-name="P59"><text:tab/><text:tab/>Förlustefekten:</text:p>
      <text:p text:style-name="P52"/>
      <text:p text:style-name="P15"><text:span text:style-name="T46"><text:tab/><text:tab/><text:tab/>P</text:span><text:span text:style-name="T15">förlust</text:span><text:span text:style-name="T46"> = </text:span><text:span text:style-name="T45">R</text:span><text:span text:style-name="T14">A</text:span><text:span text:style-name="T45"> ⋅ </text:span><text:span text:style-name="T45"><draw:frame draw:style-name="fr4" draw:name="Object23" text:anchor-type="as-char" svg:y="-0.483cm" svg:width="0.39cm" svg:height="0.616cm" draw:z-index="4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6"><text:tab/><text:tab/>(värmeeffekt)</text:span></text:p>
      <text:p text:style-name="P52"/>
      <text:p text:style-name="P52"/>
      <text:p text:style-name="P52"><text:tab/><text:tab/>F = m ⋅ a</text:p>
      <text:p text:style-name="P52"/>
      <text:p text:style-name="P15"><text:span text:style-name="T46"><text:tab/><text:tab/>P = F ⋅ v = M ⋅ </text:span><text:span text:style-name="T43">ω</text:span></text:p>
      <text:p text:style-name="P48"/>
      <text:p text:style-name="P48"/>
      <text:p text:style-name="P15"><text:span text:style-name="T43"><text:tab/><text:tab/></text:span><text:span text:style-name="T46">Går att strycka ω</text:span></text:p>
      <text:p text:style-name="P52"/>
      <text:p text:style-name="P15"><text:span text:style-name="T46"><text:tab/><text:tab/><text:tab/>M = K</text:span><text:span text:style-name="T15">2</text:span><text:span text:style-name="T46"> ⋅ </text:span><text:span text:style-name="T43">ϕ </text:span><text:span text:style-name="T46">⋅ I</text:span><text:span text:style-name="T15">A</text:span><text:span text:style-name="T46"> — Det vill säga moment proportionellt med ström.</text:span></text:p>
      <text:p text:style-name="P52"/>
      <text:p text:style-name="P52"/>
      <text:p text:style-name="P52"/>
      <text:p text:style-name="P52"/>
      <text:p text:style-name="P52"/>
      <text:p text:style-name="P16"><text:span text:style-name="T47">Hur mäter man motorparametrarna (</text:span><text:span text:style-name="T46">K</text:span><text:span text:style-name="T15">2</text:span><text:span text:style-name="T43">ϕ </text:span><text:span text:style-name="T47">&amp; R</text:span><text:span text:style-name="T16">A</text:span><text:span text:style-name="T47">)?</text:span></text:p>
      <text:p text:style-name="P53"/>
      <text:p text:style-name="P53"><draw:frame draw:style-name="fr1" draw:name="graphics16" text:anchor-type="paragraph" svg:x="4.468cm" svg:y="0.335cm" svg:width="1.235cm" svg:height="0.882cm" draw:z-index="49"><draw:image xlink:href="Pictures/20000013000004D300000372F195FADA.svm" xlink:type="simple" xlink:show="embed" xlink:actuate="onLoad"/></draw:frame></text:p>
      <text:p text:style-name="P54"><text:tab/>Anslut motorn <text:s text:c="11"/>till två strömkällor.</text:p>
      <text:p text:style-name="P54"/>
      <text:p text:style-name="P54"><draw:frame draw:style-name="fr1" draw:name="graphics17" text:anchor-type="paragraph" svg:x="1.192cm" svg:y="0cm" svg:width="8.537cm" svg:height="1.588cm" draw:z-index="50"><draw:image xlink:href="Pictures/200000790000215900000634CF826E91.svm" xlink:type="simple" xlink:show="embed" xlink:actuate="onLoad"/></draw:frame></text:p>
      <text:p text:style-name="P54"/>
      <text:p text:style-name="P54"/>
      <text:p text:style-name="P54"/>
      <text:p text:style-name="P54"/>
      <text:p text:style-name="P17"><text:span text:style-name="T48"><text:tab/>ω = ω</text:span><text:span text:style-name="T17">1</text:span><text:span text:style-name="T48"> = ω</text:span><text:span text:style-name="T17">2</text:span><text:span text:style-name="T48"><text:tab/>Kan mätas med tacometer (mäter i RPM (varv per minut)).</text:span></text:p>
      <text:p text:style-name="P54"/>
      <text:p text:style-name="P17"><text:span text:style-name="T48"><text:tab/></text:span><text:span text:style-name="T48"><draw:frame draw:style-name="fr4" draw:name="Object24" text:anchor-type="as-char" svg:y="-0.651cm" svg:width="4.609cm" svg:height="1.048cm" draw:z-index="5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54"/>
      <text:p text:style-name="P36"><draw:frame draw:style-name="fr1" draw:name="graphics18" text:anchor-type="paragraph" svg:x="0.002cm" svg:y="0cm" svg:width="5.997cm" svg:height="1.588cm" draw:z-index="52"><draw:image xlink:href="Pictures/200000370000176D0000063447944C2B.svm" xlink:type="simple" xlink:show="embed" xlink:actuate="onLoad"/></draw:frame></text:p>
      <text:p text:style-name="P54"/>
      <text:p text:style-name="P54"/>
      <text:p text:style-name="P54"/>
      <text:p text:style-name="P17"><text:span text:style-name="T48">Koppla voltmeter mellan A och B ⇒ U</text:span><text:span text:style-name="T17">A</text:span></text:p>
      <text:p text:style-name="P54"/>
      <text:p text:style-name="P17"><text:span text:style-name="T44">U</text:span><text:span text:style-name="T13">A</text:span><text:span text:style-name="T44"> = R</text:span><text:span text:style-name="T13">A</text:span><text:span text:style-name="T44"> ⋅ I</text:span><text:span text:style-name="T13">A</text:span><text:span text:style-name="T44"> + K</text:span><text:span text:style-name="T13">2</text:span><text:span text:style-name="T44"> </text:span><text:span text:style-name="T43">⋅ ϕ ⋅ ω </text:span><text:span text:style-name="T48"><text:s/>⇒ {I</text:span><text:span text:style-name="T17">A</text:span><text:span text:style-name="T48"> = 0} ⇒ <text:s/></text:span><text:span text:style-name="T44">K</text:span><text:span text:style-name="T13">2</text:span><text:span text:style-name="T44"> </text:span><text:span text:style-name="T43">⋅ ϕ </text:span><text:span text:style-name="T48">= </text:span><text:span text:style-name="T48"><draw:frame draw:style-name="fr4" draw:name="Object25" text:anchor-type="as-char" svg:y="-0.695cm" svg:width="0.67cm" svg:height="1.117cm" draw:z-index="5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54"/>
      <text:p text:style-name="P17"><text:span text:style-name="T48">R</text:span><text:span text:style-name="T17">A</text:span><text:span text:style-name="T48"> kvar.</text:span></text:p>
      <text:p text:style-name="P54"/>
      <text:p text:style-name="P54"><draw:frame draw:style-name="fr1" draw:name="graphics19" text:anchor-type="paragraph" svg:x="-0.007cm" svg:y="0cm" svg:width="7.232cm" svg:height="2.469cm" draw:z-index="54"><draw:image xlink:href="Pictures/2000008500001C40000009A52E1B8232.svm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>Koppla ihop A och B med en resistans R och</text:p>
      <text:p text:style-name="P17"><text:span text:style-name="T48">mät spänningen över resistansen ⇒ U</text:span><text:span text:style-name="T17">A</text:span><text:span text:style-name="T48"> ges.</text:span></text:p>
      <text:p text:style-name="P54"/>
      <text:p text:style-name="P17"><text:span text:style-name="T48">I</text:span><text:span text:style-name="T17">A</text:span><text:span text:style-name="T48"> = </text:span><text:span text:style-name="T48"><draw:frame draw:style-name="fr4" draw:name="Object26" text:anchor-type="as-char" svg:y="-0.695cm" svg:width="0.67cm" svg:height="1.117cm" draw:z-index="5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54"/>
      <text:p text:style-name="P17"><text:span text:style-name="T48">U</text:span><text:span text:style-name="T17">A</text:span><text:span text:style-name="T48"> = R</text:span><text:span text:style-name="T17">A</text:span><text:span text:style-name="T48"> ⋅ I</text:span><text:span text:style-name="T17">A</text:span><text:span text:style-name="T48"> + K</text:span><text:span text:style-name="T17">2</text:span><text:span text:style-name="T48"> ⋅ </text:span><text:span text:style-name="T43">ϕ </text:span><text:span text:style-name="T48">⋅ ω = R</text:span><text:span text:style-name="T17">A</text:span><text:span text:style-name="T48"> = </text:span><text:span text:style-name="T48"><draw:frame draw:style-name="fr4" draw:name="Object27" text:anchor-type="as-char" svg:y="-0.695cm" svg:width="2.902cm" svg:height="1.187cm" draw:z-index="5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22T20:49:27</dc:date>
    <dc:creator>Mattias </dc:creator>
    <meta:editing-duration>PT42H47M54S</meta:editing-duration>
    <meta:editing-cycles>91</meta:editing-cycles>
    <meta:generator>OpenOffice.org/3.2$Unix OpenOffice.org_project/320m19$Build-9505</meta:generator>
    <meta:document-statistic meta:table-count="0" meta:image-count="19" meta:object-count="27" meta:page-count="8" meta:paragraph-count="114" meta:word-count="636" meta:character-count="3270"/>
  </office:meta>
</office:document-meta>
</file>

<file path=Object 1/content.xml><?xml version="1.0" encoding="utf-8"?>
<math xmlns="http://www.w3.org/1998/Math/MathML">
  <semantics>
    <mrow>
      <mi mathvariant="normal">I</mi>
      <mrow>
        <mi mathvariant="normal">'</mi>
        <mi mathvariant="normal">=</mi>
        <mfrac>
          <msub>
            <mi mathvariant="normal">E</mi>
            <mn>1</mn>
          </msub>
          <mi mathvariant="normal">R</mi>
        </mfrac>
      </mrow>
    </mrow>
    <annotation encoding="StarMath 5.0">I' = E_1 over R</annotation>
  </semantics>
</math>
</file>

<file path=Object 10/content.xml><?xml version="1.0" encoding="utf-8"?>
<math xmlns="http://www.w3.org/1998/Math/MathML">
  <semantics>
    <mrow>
      <mi mathvariant="normal">I</mi>
      <mrow>
        <mi/>
        <mi mathvariant="normal">=</mi>
        <mi/>
      </mrow>
      <mfrac>
        <mi mathvariant="normal">E</mi>
        <mrow>
          <msub>
            <mi mathvariant="normal">R</mi>
            <mn>1</mn>
          </msub>
          <mrow>
            <mi/>
            <mo stretchy="false">+</mo>
            <mi/>
          </mrow>
          <msub>
            <mi mathvariant="normal">R</mi>
            <mn>3</mn>
          </msub>
        </mrow>
      </mfrac>
      <mrow>
        <mi/>
        <mi mathvariant="normal">=</mi>
        <mi/>
      </mrow>
      <mn>1A</mn>
    </mrow>
    <annotation encoding="StarMath 5.0">I `=` {E over {R_1 `+` R_3}} `=` 1A</annotation>
  </semantics>
</math>
</file>

<file path=Object 11/content.xml><?xml version="1.0" encoding="utf-8"?>
<math xmlns="http://www.w3.org/1998/Math/MathML">
  <semantics>
    <mrow>
      <munder>
        <munder>
          <mi mathvariant="normal">U</mi>
          <mo stretchy="false"></mo>
        </munder>
        <mn>0</mn>
      </munder>
      <mrow>
        <mi/>
        <mi mathvariant="normal">=</mi>
        <mi/>
      </mrow>
      <msub>
        <mi mathvariant="normal">U</mi>
        <mn>0</mn>
      </msub>
      <mrow>
        <mi/>
        <mi mathvariant="normal">−</mi>
        <mi/>
      </mrow>
      <mfrac>
        <mi mathvariant="normal">I</mi>
        <msub>
          <mi mathvariant="normal">R</mi>
          <mi mathvariant="normal">K</mi>
        </msub>
      </mfrac>
      <mi/>
      <mi mathvariant="normal">⇒</mi>
      <mi/>
      <msub>
        <mi mathvariant="normal">R</mi>
        <mi mathvariant="normal">K</mi>
      </msub>
      <mrow>
        <mi/>
        <mi mathvariant="normal">=</mi>
        <mi/>
      </mrow>
      <mfrac>
        <msub>
          <mi mathvariant="normal">U</mi>
          <mn>0</mn>
        </msub>
        <mi mathvariant="normal">I</mi>
      </mfrac>
      <mrow>
        <mi/>
        <mi mathvariant="normal">=</mi>
        <mi/>
      </mrow>
      <mn>12Ω</mn>
    </mrow>
    <annotation encoding="StarMath 5.0">{U underbrace 0} `=` U_0 `-` {I over R_K} ~⇒~ R_K `=` {U_0 over I} `=` 12Ω</annotation>
  </semantics>
</math>
</file>

<file path=Object 12/content.xml><?xml version="1.0" encoding="utf-8"?>
<math xmlns="http://www.w3.org/1998/Math/MathML">
  <semantics>
    <mfrac>
      <msub>
        <mi mathvariant="normal">U</mi>
        <mn>0</mn>
      </msub>
      <mrow>
        <msub>
          <mi mathvariant="normal">R</mi>
          <mi mathvariant="normal">K</mi>
        </msub>
        <mo stretchy="false">+</mo>
        <mi mathvariant="normal">R</mi>
      </mrow>
    </mfrac>
    <annotation encoding="StarMath 5.0">U_0 over {R_K + R}</annotation>
  </semantics>
</math>
</file>

<file path=Object 13/content.xml><?xml version="1.0" encoding="utf-8"?>
<math xmlns="http://www.w3.org/1998/Math/MathML">
  <semantics>
    <msup>
      <mfenced open="" close="">
        <mfrac>
          <msub>
            <mi mathvariant="normal">U</mi>
            <mn>0</mn>
          </msub>
          <mrow>
            <msub>
              <mi mathvariant="normal">R</mi>
              <mi mathvariant="normal">K</mi>
            </msub>
            <mo stretchy="false">+</mo>
            <mi mathvariant="normal">R</mi>
          </mrow>
        </mfrac>
      </mfenced>
      <mn>2</mn>
    </msup>
    <annotation encoding="StarMath 5.0">left ( U_0 over {R_K + R} right ) ^2</annotation>
  </semantics>
</math>
</file>

<file path=Object 14/content.xml><?xml version="1.0" encoding="utf-8"?>
<math xmlns="http://www.w3.org/1998/Math/MathML">
  <semantics>
    <msubsup>
      <mi mathvariant="normal">U</mi>
      <mn>0</mn>
      <mn>2</mn>
    </msubsup>
    <annotation encoding="StarMath 5.0">U sub 0 sup 2</annotation>
  </semantics>
</math>
</file>

<file path=Object 15/content.xml><?xml version="1.0" encoding="utf-8"?>
<math xmlns="http://www.w3.org/1998/Math/MathML">
  <semantics>
    <msubsup>
      <mi mathvariant="normal">R</mi>
      <mi mathvariant="normal">K</mi>
      <mn>2</mn>
    </msubsup>
    <annotation encoding="StarMath 5.0">R sub K sup 2</annotation>
  </semantics>
</math>
</file>

<file path=Object 16/content.xml><?xml version="1.0" encoding="utf-8"?>
<math xmlns="http://www.w3.org/1998/Math/MathML">
  <semantics>
    <msubsup>
      <mi mathvariant="normal">U</mi>
      <mn>0</mn>
      <mn>2</mn>
    </msubsup>
    <annotation encoding="StarMath 5.0">U sub 0 sup 2</annotation>
  </semantics>
</math>
</file>

<file path=Object 17/content.xml><?xml version="1.0" encoding="utf-8"?>
<math xmlns="http://www.w3.org/1998/Math/MathML">
  <semantics>
    <mfenced open="" close="">
      <mrow>
        <msub>
          <mn>2R</mn>
          <mi mathvariant="normal">K</mi>
        </msub>
        <mrow>
          <mi/>
          <mi mathvariant="normal">−</mi>
          <mi/>
        </mrow>
        <mfrac>
          <msubsup>
            <mi mathvariant="normal">U</mi>
            <mn>0</mn>
            <mn>2</mn>
          </msubsup>
          <msub>
            <mi mathvariant="normal">P</mi>
            <mi mathvariant="normal">R</mi>
          </msub>
        </mfrac>
      </mrow>
    </mfenced>
    <annotation encoding="StarMath 5.0">left ( 2R_K `-` {{U sub 0 sup 2} over P_R} right )</annotation>
  </semantics>
</math>
</file>

<file path=Object 18/content.xml><?xml version="1.0" encoding="utf-8"?>
<math xmlns="http://www.w3.org/1998/Math/MathML">
  <semantics>
    <msubsup>
      <mi mathvariant="normal">R</mi>
      <mi mathvariant="normal">K</mi>
      <mn>2</mn>
    </msubsup>
    <annotation encoding="StarMath 5.0">R sub K sup 2</annotation>
  </semantics>
</math>
</file>

<file path=Object 19/content.xml><?xml version="1.0" encoding="utf-8"?>
<math xmlns="http://www.w3.org/1998/Math/MathML">
  <semantics>
    <mrow>
      <mi mathvariant="normal">R</mi>
      <mrow>
        <mi/>
        <mi mathvariant="normal">=</mi>
        <mi/>
      </mrow>
      <mfrac>
        <msubsup>
          <mi mathvariant="normal">U</mi>
          <mn>0</mn>
          <mn>2</mn>
        </msubsup>
        <mrow>
          <mn>2</mn>
          <msub>
            <mi mathvariant="normal">P</mi>
            <mi mathvariant="normal">R</mi>
          </msub>
        </mrow>
      </mfrac>
      <mrow>
        <mi/>
        <mi mathvariant="normal">−</mi>
        <mi/>
      </mrow>
      <msub>
        <mi mathvariant="normal">R</mi>
        <mi mathvariant="normal">K</mi>
      </msub>
      <mrow>
        <mi/>
        <mi mathvariant="normal">±</mi>
        <mi/>
      </mrow>
      <msqrt>
        <mrow>
          <msup>
            <mfenced open="" close="">
              <mrow>
                <mfrac>
                  <msubsup>
                    <mi mathvariant="normal">U</mi>
                    <mn>0</mn>
                    <mn>2</mn>
                  </msubsup>
                  <mrow>
                    <mn>2</mn>
                    <msub>
                      <mi mathvariant="normal">P</mi>
                      <mi mathvariant="normal">R</mi>
                    </msub>
                  </mrow>
                </mfrac>
                <mrow>
                  <mi/>
                  <mi mathvariant="normal">−</mi>
                  <mi/>
                </mrow>
                <msub>
                  <mi mathvariant="normal">R</mi>
                  <mi mathvariant="normal">K</mi>
                </msub>
              </mrow>
            </mfenced>
            <mn>2</mn>
          </msup>
          <mrow>
            <mi/>
            <mi mathvariant="normal">−</mi>
            <mi/>
          </mrow>
          <msubsup>
            <mi mathvariant="normal">R</mi>
            <mi mathvariant="normal">K</mi>
            <mn>2</mn>
          </msubsup>
        </mrow>
      </msqrt>
      <mrow>
        <mi/>
        <mi mathvariant="normal">=</mi>
        <mi/>
      </mrow>
      <mtext/>
    </mrow>
    <annotation encoding="StarMath 5.0">R `=` {{U sub 0 sup 2} over {2 P_R}} `-` R_K `+-` sqrt{left ({{U sub 0 sup 2} over {2 P_R}} `-` R_K right ) ^2 `-` {R sub K sup 2}} `=`""</annotation>
  </semantics>
</math>
</file>

<file path=Object 2/content.xml><?xml version="1.0" encoding="utf-8"?>
<math xmlns="http://www.w3.org/1998/Math/MathML">
  <semantics>
    <mrow>
      <mi mathvariant="normal">I</mi>
      <mrow>
        <mtext>"</mtext>
        <mi mathvariant="normal">=</mi>
        <mfrac>
          <msub>
            <mi mathvariant="normal">E</mi>
            <mn>2</mn>
          </msub>
          <mi mathvariant="normal">R</mi>
        </mfrac>
      </mrow>
    </mrow>
    <annotation encoding="StarMath 5.0">I"\"" = E_2 over R</annotation>
  </semantics>
</math>
</file>

<file path=Object 20/content.xml><?xml version="1.0" encoding="utf-8"?>
<math xmlns="http://www.w3.org/1998/Math/MathML">
  <semantics>
    <mrow>
      <mrow>
        <mtext/>
        <mi mathvariant="normal">=</mi>
        <mi/>
      </mrow>
      <mtable>
        <mtr>
          <mtd>
            <mrow>
              <mn>3,2</mn>
              <mi mathvariant="normal">Ω</mi>
            </mrow>
          </mtd>
        </mtr>
        <mtr>
          <mtd>
            <mrow>
              <mn>44,8</mn>
              <mi mathvariant="normal">Ω</mi>
            </mrow>
          </mtd>
        </mtr>
      </mtable>
    </mrow>
    <annotation encoding="StarMath 5.0">""= ~~ {alignl stack{3,2Ω # 44,8Ω}}</annotation>
  </semantics>
</math>
</file>

<file path=Object 21/content.xml><?xml version="1.0" encoding="utf-8"?>
<math xmlns="http://www.w3.org/1998/Math/MathML">
  <semantics>
    <mrow>
      <msub>
        <mi mathvariant="normal">P</mi>
        <mi mathvariant="normal">R</mi>
      </msub>
      <mrow>
        <mi/>
        <mi mathvariant="normal">=</mi>
        <mi/>
      </mrow>
      <mi mathvariant="normal">R</mi>
      <mrow>
        <mi/>
        <mi mathvariant="normal">⋅</mi>
        <mi/>
      </mrow>
      <msup>
        <mfenced open="" close="">
          <mfrac>
            <msub>
              <mi mathvariant="normal">U</mi>
              <mn>0</mn>
            </msub>
            <mrow>
              <msub>
                <mi mathvariant="normal">R</mi>
                <mi mathvariant="normal">K</mi>
              </msub>
              <mo stretchy="false">+</mo>
              <mi mathvariant="normal">R</mi>
            </mrow>
          </mfrac>
        </mfenced>
        <mn>2</mn>
      </msup>
    </mrow>
    <annotation encoding="StarMath 5.0">P_R `=` R `cdot` left ( {U_0} over {R_K + R} right )^2</annotation>
  </semantics>
</math>
</file>

<file path=Object 22/content.xml><?xml version="1.0" encoding="utf-8"?>
<math xmlns="http://www.w3.org/1998/Math/MathML">
  <semantics>
    <msubsup>
      <mi mathvariant="normal">I</mi>
      <mi mathvariant="normal">A</mi>
      <mn>2</mn>
    </msubsup>
    <annotation encoding="StarMath 5.0">I sub A sup 2</annotation>
  </semantics>
</math>
</file>

<file path=Object 23/content.xml><?xml version="1.0" encoding="utf-8"?>
<math xmlns="http://www.w3.org/1998/Math/MathML">
  <semantics>
    <msubsup>
      <mi mathvariant="normal">I</mi>
      <mi mathvariant="normal">A</mi>
      <mn>2</mn>
    </msubsup>
    <annotation encoding="StarMath 5.0">I sub A sup 2</annotation>
  </semantics>
</math>
</file>

<file path=Object 24/content.xml><?xml version="1.0" encoding="utf-8"?>
<math xmlns="http://www.w3.org/1998/Math/MathML">
  <semantics>
    <mrow>
      <mi mathvariant="normal">ω</mi>
      <mrow>
        <mi/>
        <mi mathvariant="normal">=</mi>
        <mi/>
      </mrow>
      <mfrac>
        <mrow>
          <mi>RPM</mi>
          <mrow>
            <mi/>
            <mi mathvariant="normal">⋅</mi>
            <mi/>
          </mrow>
          <mn>2π</mn>
        </mrow>
        <mn>60</mn>
      </mfrac>
      <mi/>
      <mtext>[rad/s]</mtext>
    </mrow>
    <annotation encoding="StarMath 5.0">ω `=` {RPM `cdot` 2π} over 60 ~~ "[rad/s]"</annotation>
  </semantics>
</math>
</file>

<file path=Object 25/content.xml><?xml version="1.0" encoding="utf-8"?>
<math xmlns="http://www.w3.org/1998/Math/MathML">
  <semantics>
    <mfrac>
      <msub>
        <mi mathvariant="normal">U</mi>
        <mi mathvariant="normal">A</mi>
      </msub>
      <mi mathvariant="normal">ω</mi>
    </mfrac>
    <annotation encoding="StarMath 5.0">U_A over ω</annotation>
  </semantics>
</math>
</file>

<file path=Object 26/content.xml><?xml version="1.0" encoding="utf-8"?>
<math xmlns="http://www.w3.org/1998/Math/MathML">
  <semantics>
    <mfrac>
      <msub>
        <mi mathvariant="normal">U</mi>
        <mi mathvariant="normal">A</mi>
      </msub>
      <mi mathvariant="normal">R</mi>
    </mfrac>
    <annotation encoding="StarMath 5.0">U_A over R</annotation>
  </semantics>
</math>
</file>

<file path=Object 27/content.xml><?xml version="1.0" encoding="utf-8"?>
<math xmlns="http://www.w3.org/1998/Math/MathML">
  <semantics>
    <mfrac>
      <mrow>
        <msub>
          <mi mathvariant="normal">U</mi>
          <mi mathvariant="normal">A</mi>
        </msub>
        <mrow>
          <mi/>
          <mi mathvariant="normal">−</mi>
          <mi/>
        </mrow>
        <msub>
          <mi mathvariant="normal">K</mi>
          <mn>2</mn>
        </msub>
        <mrow>
          <mi/>
          <mi mathvariant="normal">⋅</mi>
          <mi/>
        </mrow>
        <mi mathvariant="normal">ϕ</mi>
        <mrow>
          <mi/>
          <mi mathvariant="normal">⋅</mi>
          <mi/>
        </mrow>
        <mi mathvariant="normal">ω</mi>
      </mrow>
      <msub>
        <mi mathvariant="normal">I</mi>
        <mi mathvariant="normal">A</mi>
      </msub>
    </mfrac>
    <annotation encoding="StarMath 5.0">{U_A `-` K_2 `cdot` ϕ `cdot` ω} over I_A</annotation>
  </semantics>
</math>
</file>

<file path=Object 3/content.xml><?xml version="1.0" encoding="utf-8"?>
<math xmlns="http://www.w3.org/1998/Math/MathML">
  <semantics>
    <mrow>
      <mi mathvariant="normal">I</mi>
      <mi mathvariant="normal">=</mi>
      <mfrac>
        <mrow>
          <msub>
            <mi mathvariant="normal">U</mi>
            <mn>0</mn>
          </msub>
          <mi mathvariant="normal">−</mi>
          <mrow>
            <mi mathvariant="normal">I</mi>
            <mi mathvariant="normal">⋅</mi>
            <msub>
              <mi mathvariant="normal">R</mi>
              <mi mathvariant="normal">K</mi>
            </msub>
          </mrow>
        </mrow>
        <msub>
          <mi mathvariant="normal">R</mi>
          <mi mathvariant="normal">K</mi>
        </msub>
      </mfrac>
    </mrow>
    <annotation encoding="StarMath 5.0">I = {U_0 - I cdot R_K} over R_K</annotation>
  </semantics>
</math>
</file>

<file path=Object 4/content.xml><?xml version="1.0" encoding="utf-8"?>
<math xmlns="http://www.w3.org/1998/Math/MathML">
  <semantics>
    <mfrac>
      <mi mathvariant="normal">U</mi>
      <msub>
        <mi mathvariant="normal">R</mi>
        <mi mathvariant="normal">K</mi>
      </msub>
    </mfrac>
    <annotation encoding="StarMath 5.0">U over R_K</annotation>
  </semantics>
</math>
</file>

<file path=Object 5/content.xml><?xml version="1.0" encoding="utf-8"?>
<math xmlns="http://www.w3.org/1998/Math/MathML">
  <semantics>
    <mrow>
      <mi mathvariant="normal">U</mi>
      <mrow>
        <mi/>
        <mi mathvariant="normal">=</mi>
        <mi/>
      </mrow>
      <mi mathvariant="normal">E</mi>
      <mrow>
        <mi/>
        <mi mathvariant="normal">⋅</mi>
        <mi/>
      </mrow>
      <mfrac>
        <msub>
          <mi mathvariant="normal">R</mi>
          <mn>2</mn>
        </msub>
        <mrow>
          <msub>
            <mi mathvariant="normal">R</mi>
            <mn>1</mn>
          </msub>
          <mrow>
            <mi/>
            <mo stretchy="false">+</mo>
            <mi/>
          </mrow>
          <msub>
            <mi mathvariant="normal">R</mi>
            <mn>2</mn>
          </msub>
          <mrow>
            <mi/>
            <mo stretchy="false">+</mo>
            <mi mathvariant="normal">'</mi>
          </mrow>
          <msub>
            <mi mathvariant="normal">R</mi>
            <mn>3</mn>
          </msub>
        </mrow>
      </mfrac>
      <mrow>
        <mi/>
        <mi mathvariant="normal">=</mi>
        <mi/>
      </mrow>
      <mn>12V</mn>
    </mrow>
    <annotation encoding="StarMath 5.0">U `=` E `cdot` {R_2 over {R_1 `+` R_2 `+' R_3}} `=` 12V</annotation>
  </semantics>
</math>
</file>

<file path=Object 6/content.xml><?xml version="1.0" encoding="utf-8"?>
<math xmlns="http://www.w3.org/1998/Math/MathML">
  <semantics>
    <mrow>
      <mi mathvariant="normal">U</mi>
      <mrow>
        <mi/>
        <mi mathvariant="normal">=</mi>
        <mi/>
      </mrow>
      <msub>
        <mi mathvariant="normal">U</mi>
        <mn>0</mn>
      </msub>
      <mrow>
        <mi/>
        <mi mathvariant="normal">−</mi>
        <mi/>
      </mrow>
      <msub>
        <mi mathvariant="normal">R</mi>
        <mi mathvariant="normal">K</mi>
      </msub>
      <mrow>
        <mi/>
        <mi mathvariant="normal">⋅</mi>
        <mi/>
      </mrow>
      <mi mathvariant="normal">I</mi>
      <mi/>
      <mi mathvariant="normal">⇒</mi>
      <mi/>
      <mn>12V</mn>
      <mi/>
      <mi mathvariant="normal">⇒</mi>
      <mi/>
      <msub>
        <mi mathvariant="normal">U</mi>
        <mn>0</mn>
      </msub>
      <mrow>
        <mi/>
        <mi mathvariant="normal">=</mi>
        <mi/>
      </mrow>
      <mn>12V</mn>
    </mrow>
    <annotation encoding="StarMath 5.0">U `=` U_0 `-` R_K `cdot` I `⇒` 12V `⇒` U_0 `=` 12V</annotation>
  </semantics>
</math>
</file>

<file path=Object 7/content.xml><?xml version="1.0" encoding="utf-8"?>
<math xmlns="http://www.w3.org/1998/Math/MathML">
  <semantics>
    <mrow>
      <mtable>
        <mtr>
          <mtd>
            <mrow>
              <mrow>
                <mi mathvariant="normal">U</mi>
                <mi mathvariant="normal">=</mi>
                <mrow>
                  <mi mathvariant="normal">I</mi>
                  <mi mathvariant="normal">⋅</mi>
                  <munder>
                    <munder>
                      <mi mathvariant="normal">R</mi>
                      <mo stretchy="false"></mo>
                    </munder>
                    <mn>0</mn>
                  </munder>
                </mrow>
              </mrow>
              <mi mathvariant="normal">=</mi>
              <mn>0</mn>
            </mrow>
          </mtd>
        </mtr>
        <mtr>
          <mtd>
            <mtext/>
          </mtd>
        </mtr>
        <mtr>
          <mtd>
            <mrow>
              <mrow>
                <msub>
                  <mi mathvariant="normal">I</mi>
                  <mn>2</mn>
                </msub>
                <mi mathvariant="normal">=</mi>
                <mfrac>
                  <mi mathvariant="normal">U</mi>
                  <msub>
                    <mi mathvariant="normal">R</mi>
                    <mn>2</mn>
                  </msub>
                </mfrac>
              </mrow>
              <mi mathvariant="normal">=</mi>
              <mn>0</mn>
            </mrow>
          </mtd>
        </mtr>
      </mtable>
      <mi/>
      <mi mathvariant="normal">⇒</mi>
      <mi/>
      <mrow>
        <mrow>
          <msub>
            <mi mathvariant="normal">I</mi>
            <mn>1</mn>
          </msub>
          <mi mathvariant="normal">=</mi>
          <mrow>
            <mi mathvariant="normal">I</mi>
            <mo stretchy="false">+</mo>
            <munder>
              <munder>
                <msub>
                  <mi mathvariant="normal">I</mi>
                  <mn>2</mn>
                </msub>
                <mo stretchy="false"></mo>
              </munder>
              <mn>0</mn>
            </munder>
          </mrow>
        </mrow>
        <mi mathvariant="normal">=</mi>
        <mi mathvariant="normal">I</mi>
      </mrow>
    </mrow>
    <annotation encoding="StarMath 5.0">stack {{U = I cdot {R underbrace 0} = 0} # "" # {I_2 = {U over R_2} = 0}} ~~~ drarrow ~ I_1 = I + {I_2 underbrace 0} = I</annotation>
  </semantics>
</math>
</file>

<file path=Object 8/content.xml><?xml version="1.0" encoding="utf-8"?>
<math xmlns="http://www.w3.org/1998/Math/MathML">
  <semantics>
    <mrow>
      <msub>
        <mi mathvariant="normal">R</mi>
        <mi mathvariant="normal">K</mi>
      </msub>
      <mrow>
        <mi/>
        <mi mathvariant="normal">=</mi>
        <mi/>
      </mrow>
      <mfrac>
        <mrow>
          <msub>
            <mi mathvariant="normal">R</mi>
            <mn>2</mn>
          </msub>
          <mrow>
            <mi/>
            <mi mathvariant="normal">⋅</mi>
            <mi/>
          </mrow>
          <msub>
            <mi mathvariant="normal">I</mi>
            <mn>2</mn>
          </msub>
          <mrow>
            <mi/>
            <mi mathvariant="normal">−</mi>
            <mi/>
          </mrow>
          <msub>
            <mi mathvariant="normal">R</mi>
            <mn>1</mn>
          </msub>
          <mrow>
            <mi/>
            <mi mathvariant="normal">⋅</mi>
            <mi/>
          </mrow>
          <msub>
            <mi mathvariant="normal">I</mi>
            <mn>1</mn>
          </msub>
        </mrow>
        <mrow>
          <msub>
            <mi mathvariant="normal">I</mi>
            <mn>1</mn>
          </msub>
          <mrow>
            <mi/>
            <mi mathvariant="normal">−</mi>
            <mi/>
          </mrow>
          <msub>
            <mi mathvariant="normal">I</mi>
            <mn>2</mn>
          </msub>
        </mrow>
      </mfrac>
      <mrow>
        <mi/>
        <mi mathvariant="normal">=</mi>
        <mi/>
      </mrow>
      <mn>30Ω</mn>
    </mrow>
    <annotation encoding="StarMath 5.0">R_K `=` {{R_2 `cdot` I_2 `-` R_1 `cdot` I_1} over {I_1 `-` I_2}} `=` 30Ω</annotation>
  </semantics>
</math>
</file>

<file path=Object 9/content.xml><?xml version="1.0" encoding="utf-8"?>
<math xmlns="http://www.w3.org/1998/Math/MathML">
  <semantics>
    <mfrac>
      <mrow>
        <msub>
          <mi mathvariant="normal">U</mi>
          <mn>0</mn>
        </msub>
        <mrow>
          <mi/>
          <mi mathvariant="normal">−</mi>
          <mi/>
        </mrow>
        <msub>
          <mi mathvariant="normal">E</mi>
          <mn>3</mn>
        </msub>
      </mrow>
      <mrow>
        <msub>
          <mi mathvariant="normal">R</mi>
          <mi mathvariant="normal">K</mi>
        </msub>
        <mrow>
          <mi/>
          <mo stretchy="false">+</mo>
          <mi/>
        </mrow>
        <msub>
          <mi mathvariant="normal">R</mi>
          <mn>3</mn>
        </msub>
      </mrow>
    </mfrac>
    <annotation encoding="StarMath 5.0">{U_0 `-` E_3} over {R_K `+` R_3}</annotation>
  </semantics>
</math>
</file>